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e695e" officeooo:paragraph-rsid="000e695e"/>
    </style:style>
    <style:style style:name="P2" style:family="paragraph" style:parent-style-name="Standard">
      <style:text-properties officeooo:rsid="000f7555" officeooo:paragraph-rsid="000f7555"/>
    </style:style>
    <style:style style:name="P3" style:family="paragraph" style:parent-style-name="Standard" style:list-style-name="L1">
      <style:text-properties officeooo:rsid="000e695e" officeooo:paragraph-rsid="000e695e"/>
    </style:style>
    <style:style style:name="P4" style:family="paragraph" style:parent-style-name="Standard">
      <style:text-properties officeooo:rsid="000e695e" officeooo:paragraph-rsid="000e695e"/>
    </style:style>
    <style:style style:name="P5" style:family="paragraph" style:parent-style-name="Standard" style:list-style-name="L1">
      <style:text-properties officeooo:rsid="000f7555" officeooo:paragraph-rsid="000f7555"/>
    </style:style>
    <style:style style:name="P6" style:family="paragraph" style:parent-style-name="Standard">
      <style:text-properties officeooo:rsid="001117bf" officeooo:paragraph-rsid="001117bf"/>
    </style:style>
    <style:style style:name="T1" style:family="text">
      <style:text-properties officeooo:rsid="000f755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ful Technical Reading Tips</text:p>
      <text:p text:style-name="P1">Matt Buland</text:p>
      <text:p text:style-name="P6">Homework #2.C</text:p>
      <text:p text:style-name="P6">1 hour</text:p>
      <text:p text:style-name="P1"/>
      <text:p text:style-name="P1">Sources:</text:p>
      <text:p text:style-name="P1"><text:a xlink:type="simple" xlink:href="http://www.sigcomm.org/sites/default/files/ccr/papers/2007/July/1273445-1273458.pdf">http://www.sigcomm.org/sites/default/files/ccr/papers/2007/July/1273445-1273458.pdf</text:a></text:p>
      <text:p text:style-name="P1"><text:a xlink:type="simple" xlink:href="http://www.cs.jhu.edu/~jason/advice/how-to-read-a-paper.html">http://www.cs.jhu.edu/~jason/advice/how-to-read-a-paper.html</text:a></text:p>
      <text:p text:style-name="P1"/>
      <text:list xml:id="list4084853853482503674" text:style-name="L1">
        <text:list-item>
          <text:p text:style-name="P3">Take a first-pass to get a feel for the paper and its structure. Create a set of high-level notes describing the field, what the paper aims to do, and how the flow of the paper will work.</text:p>
        </text:list-item>
        <text:list-item>
          <text:p text:style-name="P3">Set aside enough time to be able to <text:span text:style-name="T1">leave the paper, digest it, then come back to it.</text:span></text:p>
        </text:list-item>
        <text:list-item>
          <text:p text:style-name="P5">Focus on the important bits. There's generally a purpose to reading a paper. Use that purpose to drive the parts that are focused on. Not every single equation is important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8T21:11:10.465809456</meta:creation-date>
    <dc:date>2014-01-28T21:36:33.053554425</dc:date>
    <meta:editing-duration>PT8M17S</meta:editing-duration>
    <meta:editing-cycles>2</meta:editing-cycles>
    <meta:generator>LibreOffice/4.1.4.2$Linux_X86_64 LibreOffice_project/410m0$Build-2</meta:generator>
    <meta:document-statistic meta:table-count="0" meta:image-count="0" meta:object-count="0" meta:page-count="1" meta:paragraph-count="10" meta:word-count="101" meta:character-count="661" meta:non-whitespace-character-count="573"/>
  </office:meta>
</office:document-meta>
</file>